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c3dd" officeooo:paragraph-rsid="001fc3dd"/>
    </style:style>
    <style:style style:name="P2" style:family="paragraph" style:parent-style-name="Standard" style:list-style-name="L1">
      <style:text-properties officeooo:rsid="001fc3dd" officeooo:paragraph-rsid="001fc3dd"/>
    </style:style>
    <style:style style:name="P3" style:family="paragraph" style:parent-style-name="Standard" style:list-style-name="L1">
      <style:text-properties officeooo:rsid="00202689" officeooo:paragraph-rsid="00202689"/>
    </style:style>
    <style:style style:name="P4" style:family="paragraph" style:parent-style-name="Standard" style:list-style-name="L1">
      <style:text-properties officeooo:rsid="00218675" officeooo:paragraph-rsid="002186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10/24</text:p>
      <text:p text:style-name="P1">Midterm 2 Review</text:p>
      <text:p text:style-name="P1"/>
      <text:list text:style-name="L1">
        <text:list-item>
          <text:p text:style-name="P2">Creoles are more simplified gramatically: not a lot of bound morphemes (low morphology)</text:p>
          <text:list>
            <text:list-item>
              <text:p text:style-name="P2">Easy to pronounce sounds</text:p>
            </text:list-item>
            <text:list-item>
              <text:p text:style-name="P2">Vocab borrowed from multiple languages</text:p>
            </text:list-item>
          </text:list>
        </text:list-item>
        <text:list-item>
          <text:p text:style-name="P3">Language ideologies: people who speak creoles are “stupid,” or maybe fun loving</text:p>
          <text:list>
            <text:list-item>
              <text:p text:style-name="P3">Also strong sense of cultural identity</text:p>
            </text:list-item>
          </text:list>
        </text:list-item>
        <text:list-item>
          <text:p text:style-name="P3"><text:span text:style-name="T1">Bound morphemes </text:span><text:span text:style-name="T2">a</text:span>re a prefix/suffix that can’t be used by itself (-ness, -un)</text:p>
        </text:list-item>
        <text:list-item>
          <text:p text:style-name="P3">Agglutinating vs Isolating: many vs little bound morphemes</text:p>
        </text:list-item>
        <text:list-item>
          <text:p text:style-name="P4">Korean alphabet one of six in the world-- used to use Chinese, wanted to differentiate</text:p>
        </text:list-item>
        <text:list-item>
          <text:p text:style-name="P4">Potential Long Answer:</text:p>
          <text:list>
            <text:list-item>
              <text:p text:style-name="P4">Sense of place: be able to explain how the Hawaiian language is closely tied to the landscape and ecology of the Hawaiian islands</text:p>
            </text:list-item>
            <text:list-item>
              <text:p text:style-name="P4">explain how various parts of Hawaiian culture that use the language are so closely tied to local places</text:p>
            </text:list-item>
            <text:list-item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4:25:58.770520147</meta:creation-date>
    <dc:date>2025-10-24T15:02:39.798517726</dc:date>
    <meta:editing-duration>PT14M42S</meta:editing-duration>
    <meta:editing-cycles>1</meta:editing-cycles>
    <meta:document-statistic meta:table-count="0" meta:image-count="0" meta:object-count="0" meta:page-count="1" meta:paragraph-count="14" meta:word-count="137" meta:character-count="779" meta:non-whitespace-character-count="667"/>
    <meta:generator>LibreOffice/24.2.7.2$Linux_X86_64 LibreOffice_project/420$Build-2</meta:generator>
  </office:meta>
</office:document-meta>
</file>